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Contents_20_1">
      <style:paragraph-properties>
        <style:tab-stops>
          <style:tab-stop style:position="0cm"/>
          <style:tab-stop style:position="3cm"/>
        </style:tab-stops>
      </style:paragraph-properties>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Heading_20_TOC" style:master-page-name="Index">
      <style:paragraph-properties style:page-number="1"/>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4</text:p>
      <text:p text:style-name="P10">Native Microsoft Outlook Configuration Guide</text:p>
      <text:p text:style-name="P3"/>
      <text:p text:style-name="P28">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4 – Januar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Chapter 1<text:tab/>About this Guide <text:s text:c="2"/><text:tab/>2</text:p>
          <text:p text:style-name="P23">Chapter 2<text:tab/>Introduction <text:s text:c="2"/><text:tab/>3</text:p>
          <text:p text:style-name="P23">Chapter 3<text:tab/>Architecture <text:s text:c="2"/><text:tab/>4</text:p>
          <text:p text:style-name="P23">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3">Chapter 5<text:tab/>Installation <text:s text:c="2"/><text:tab/>8</text:p>
          <text:p text:style-name="P22">Red Hat Enterprise Linux v5 or v6 <text:s text:c="2"/><text:tab/>8</text:p>
          <text:p text:style-name="P22">Debian 6.0 (“Squeeze”) and Ubuntu 12.04 (“Precise Pangolin”) <text:s text:c="2"/><text:tab/>9</text:p>
          <text:p text:style-name="P23">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3">Chapter 7<text:tab/>Adding Users <text:s text:c="2"/><text:tab/>14</text:p>
          <text:p text:style-name="P23">Chapter 8<text:tab/>Microsoft Outlook 2003, 2007 and 2010 Configuration <text:s text:c="2"/><text:tab/>15</text:p>
          <text:p text:style-name="P23">Chapter 9<text:tab/>Known Issues or Limitations <text:s text:c="2"/><text:tab/>16</text:p>
          <text:p text:style-name="P22">Current Limitations <text:s text:c="2"/><text:tab/>16</text:p>
          <text:p text:style-name="P23">Chapter 10<text:tab/>Additional Information <text:s text:c="2"/><text:tab/>18</text:p>
          <text:p text:style-name="P23">Chapter 11<text:tab/>Commercial Support and Contact Information <text:s text:c="2"/><text:tab/>19</text:p>
        </text:index-body>
      </text:table-of-content>
      <text:h text:style-name="P24"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text:span><text:span text:style-name="T18">4</text:span><text:span text:style-name="T18">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5"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6"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5"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6"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3547069695708892119" text:style-name="L1">
        <text:list-item>
          <text:p text:style-name="P29"><text:soft-page-break/><text:span text:style-name="T1">OCS Manager</text:span> which is used for autodiscovery and freebusy lookups on Outlook 2007 and 2010</text:p>
        </text:list-item>
        <text:list-item>
          <text:p text:style-name="P29"><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8298619265583789677"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p>
        </text:list-item>
      </text:list>
      <text:h text:style-name="P25"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5"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5"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57</meta:editing-cycles>
    <meta:editing-duration>P3DT20H52M48S</meta:editing-duration>
    <dc:date>2013-01-23T13:08:06</dc:date>
    <meta:document-statistic meta:table-count="0" meta:image-count="3" meta:object-count="0" meta:page-count="21" meta:paragraph-count="323" meta:word-count="3577" meta:character-count="24529"/>
    <meta:user-defined meta:name="Info 1"/>
    <meta:user-defined meta:name="Info 2"/>
    <meta:user-defined meta:name="Info 3"/>
    <meta:user-defined meta:name="Info 4"/>
  </office:meta>
</office:document-meta>
</file>